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96b" officeooo:paragraph-rsid="000ae96b"/>
    </style:style>
    <style:style style:name="P2" style:family="paragraph" style:parent-style-name="Standard">
      <style:text-properties officeooo:rsid="000b4e45" officeooo:paragraph-rsid="000b4e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gfjgbfdjk</text:p>
      <text:p text:style-name="P1"/>
      <text:p text:style-name="P2">thtjkuhkjl;lk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06:20.131373162</meta:creation-date>
    <dc:date>2017-09-20T18:11:56.863274578</dc:date>
    <meta:editing-duration>PT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" meta:character-count="25" meta:non-whitespace-character-count="25"/>
  </office:meta>
</office:document-meta>
</file>